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oogle Sans" svg:font-family="'Google Sans'" style:font-family-generic="roman" style:font-pitch="variable"/>
    <style:font-face style:name="Google Sans1" svg:font-family="'Google Sans'" style:font-family-generic="system"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
      <loext:graphic-properties draw:fill-gradient-name="gradient" draw:fill-hatch-name="hatch"/>
      <style:paragraph-properties fo:line-height="100%" fo:orphans="0" fo:widows="0"/>
      <style:text-properties style:font-name="Times New Roman" officeooo:paragraph-rsid="0018d5a5"/>
    </style:style>
    <style:style style:name="P2" style:family="paragraph" style:parent-style-name="Standard">
      <style:paragraph-properties fo:text-align="center" style:justify-single-word="false"/>
      <style:text-properties style:font-name="Times New Roman" officeooo:rsid="0010a955" officeooo:paragraph-rsid="0010a955"/>
    </style:style>
    <style:style style:name="P3" style:family="paragraph" style:parent-style-name="Standard">
      <style:text-properties style:font-name="Times New Roman" officeooo:rsid="0010a955" officeooo:paragraph-rsid="0010a955"/>
    </style:style>
    <style:style style:name="P4" style:family="paragraph" style:parent-style-name="Standard">
      <style:text-properties style:font-name="Times New Roman" officeooo:rsid="0010a955" officeooo:paragraph-rsid="00126666"/>
    </style:style>
    <style:style style:name="P5" style:family="paragraph" style:parent-style-name="Standard">
      <style:text-properties style:font-name="Times New Roman" officeooo:rsid="0010a955" officeooo:paragraph-rsid="0017c778"/>
    </style:style>
    <style:style style:name="P6" style:family="paragraph" style:parent-style-name="Standard">
      <style:text-properties style:font-name="Times New Roman" officeooo:rsid="0012e089" officeooo:paragraph-rsid="0012e089"/>
    </style:style>
    <style:style style:name="P7" style:family="paragraph" style:parent-style-name="Standard">
      <style:text-properties style:font-name="Times New Roman" officeooo:rsid="0012e9ab" officeooo:paragraph-rsid="0018d5a5"/>
    </style:style>
    <style:style style:name="T1" style:family="text">
      <style:text-properties officeooo:rsid="00126666"/>
    </style:style>
    <style:style style:name="T2" style:family="text">
      <style:text-properties officeooo:rsid="0012e9ab"/>
    </style:style>
    <style:style style:name="T3" style:family="text">
      <style:text-properties officeooo:rsid="00135983"/>
    </style:style>
    <style:style style:name="T4" style:family="text">
      <style:text-properties officeooo:rsid="00147464"/>
    </style:style>
    <style:style style:name="T5" style:family="text">
      <style:text-properties officeooo:rsid="00152ec7"/>
    </style:style>
    <style:style style:name="T6" style:family="text">
      <style:text-properties officeooo:rsid="001722fd"/>
    </style:style>
    <style:style style:name="T7" style:family="text">
      <style:text-properties officeooo:rsid="0017c778"/>
    </style:style>
    <style:style style:name="T8" style:family="text">
      <style:text-properties style:font-name="Google Sans" style:font-name-asian="Google Sans1" style:font-name-complex="Google Sans1"/>
    </style:style>
    <style:style style:name="T9" style:family="text">
      <style:text-properties style:font-name-asian="Google Sans1" style:font-name-complex="Google Sans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cident Report Analysis</text:p>
      <text:p text:style-name="P3"/>
      <text:p text:style-name="P3"/>
      <text:p text:style-name="P3">Summary</text:p>
      <text:p text:style-name="P3"/>
      <text:p text:style-name="P3">We experienced a DDOS attack which compromised the internal network for two hours until it was resolved. Our network service stopped responding due to a flood of ICMP packets. The issue was resolved by blocking the incoming ICMP packets, stopping all non-critical network traffic, and restoring critical network services. The problem was an unconfigured firewall. </text:p>
      <text:p text:style-name="P3"/>
      <text:p text:style-name="P3">In order to address the security event the following changes were implemented. A new firewall rule to limit the rate of incoming ICMP packets, source IP address verification on the firewall to check for spoofed IP addresses on incoming ICMP packets, network monitoring software to detect abnormal traffic patterns, an IDS/IPS system to filter out some ICMP traffic based on suspicious characteristics.</text:p>
      <text:p text:style-name="P3"/>
      <text:p text:style-name="P3">Identify</text:p>
      <text:p text:style-name="P3"/>
      <text:p text:style-name="P3">Th<text:span text:style-name="T1">is was a </text:span><text:span text:style-name="T6">ICMP flood attack and </text:span><text:span text:style-name="T1">DDOS attack which affected the </text:span><text:span text:style-name="T6">entire </text:span><text:span text:style-name="T1">internal network.</text:span></text:p>
      <text:p text:style-name="P3"/>
      <text:p text:style-name="P3">Protect </text:p>
      <text:p text:style-name="P3"/>
      <text:p text:style-name="P5"><text:span text:style-name="T7">The following changes were implemented. </text:span>A new firewall rule to limit the rate of incoming ICMP packets<text:span text:style-name="T7">. A</text:span>n IDS/IPS system to filter out some ICMP traffic based on suspicious characteristics.</text:p>
      <text:p text:style-name="P3"/>
      <text:p text:style-name="P3">Detect</text:p>
      <text:p text:style-name="P3"/>
      <text:p text:style-name="P4">The following changes were implemented. <text:span text:style-name="T7">S</text:span>ource IP address verification on the firewall to check for spoofed IP addresses on incoming ICMP packets, network monitoring software to detect abnormal traffic patterns<text:span text:style-name="T7">.</text:span></text:p>
      <text:p text:style-name="P3"/>
      <text:p text:style-name="P3">Respond</text:p>
      <text:p text:style-name="P3"/>
      <text:p text:style-name="P1"><text:span text:style-name="T9">For future security events, the cybersecurity team will isolate affected systems to prevent further disruption to the network. They will attempt to restore any critical systems and services that were disrupted by the event. Then, the team will analyze network logs to check for suspicious and abnormal activity. The team will also report all incidents to upper management and appropriate legal authorities, if applicable.</text:span></text:p>
      <text:p text:style-name="P7"/>
      <text:p text:style-name="P3">Recover</text:p>
      <text:p text:style-name="P3"/>
      <text:p text:style-name="P1"><text:span text:style-name="T9">To recover from a DDoS attack by ICMP flooding, access to network services need to be restored to a normal functioning state. In the future, external ICMP flood attacks can be blocked at the firewall. Then, all non-critical network services should be stopped to reduce internal network traffic. Next, critical network services should be restored first. Finally, once the flood of ICMP packets have timed out, all non-critical network systems and services can be brought back online.</text:span></text:p>
      <text:p text:style-name="P3"/>
      <text:p text:style-name="P3">Not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oogle Sans" svg:font-family="'Google Sans'" style:font-family-generic="roman" style:font-pitch="variable"/>
    <style:font-face style:name="Google Sans1" svg:font-family="'Google Sans'" style:font-family-generic="system"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 style:family="paragraph">
      <style:paragraph-properties fo:margin-top="0in" fo:margin-bottom="0in" style:contextual-spacing="false" fo:line-height="115%" fo:text-align="start" style:justify-single-word="false" fo:orphans="2" fo:widows="2" style:writing-mode="lr-tb"/>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7-30T11:29:22.018000000</dc:date>
    <meta:editing-duration>PT37M5S</meta:editing-duration>
    <meta:editing-cycles>12</meta:editing-cycles>
    <meta:generator>LibreOffice/7.4.3.2$Windows_X86_64 LibreOffice_project/1048a8393ae2eeec98dff31b5c133c5f1d08b890</meta:generator>
    <meta:document-statistic meta:table-count="0" meta:image-count="0" meta:object-count="0" meta:page-count="1" meta:paragraph-count="15" meta:word-count="343" meta:character-count="2229" meta:non-whitespace-character-count="1899"/>
  </office:meta>
</office:document-meta>
</file>